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Heading_20_1">
      <style:text-properties fo:language="de" fo:country="D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b0fae"/>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Häufig gestellte Fragen (FAQ)</text:h>
      <text:p text:style-name="P1"><text:span text:style-name="T1">F</text:span>: Warum lasst ihr die Bilder nicht verschwimmen, wie in der Vorschau?</text:p>
      <text:p text:style-name="P1"><text:span text:style-name="T1">A</text:span>: Einen Bildbereich einfach verschwimmen zu lassen reicht nicht. Es bleiben dabei genügend Daten übrig, um das Bild wiederherzustellen. Wir nutzen nur grobe Mosaikstrukturen und Vollfarben, um eine Wiederherstellung des Bildes unmöglich zu machen.</text:p>
      <text:p text:style-name="P1"/>
      <text:p text:style-name="P1"><text:span text:style-name="T1">F</text:span>: Was passiert mit den Metadaten des Bildes (z.B. EXIF-Tabellen)?</text:p>
      <text:p text:style-name="P1"><text:span text:style-name="T1">A</text:span>: Die Anwendung erstellt intern ein neues Bild und nutzt dafür nur die Bilddaten selbst. Alle anderen Daten, wie auch Metadaten, gehen verloren (siehe <office:annotation office:name="__Annotation__935_1733192627"><dc:creator>Unknown Author</dc:creator><dc:date>2019-01-26T12:41:08.071000000</dc:date><text:p text:style-name="P3"><text:span text:style-name="T5">Will be linked to image-analysis page</text:span></text:p></office:annotation>Bildanalyse<office:annotation-end office:name="__Annotation__935_1733192627"/>).</text:p>
      <text:p text:style-name="P1"/>
      <text:p text:style-name="P1"><text:span text:style-name="T1">F</text:span>: Warum stellt ihr diese Anwendung zur Verfügung?</text:p>
      <text:p text:style-name="P1"><text:span text:style-name="T1">A</text:span>: Schau, was wir <office:annotation office:name="__Annotation__936_1733192627"><dc:creator>Unknown Author</dc:creator><dc:date>2019-01-26T12:41:24.160000000</dc:date><text:p text:style-name="P3"><text:span text:style-name="T5">Will be linked to about page</text:span></text:p></office:annotation>über uns<office:annotation-end office:name="__Annotation__936_1733192627"/> schreiben!</text:p>
      <text:p text:style-name="P1"/>
      <text:p text:style-name="P1"><text:span text:style-name="T1">F</text:span>: Https ist mir nicht sicher genug! Kann ich die Anwendung auch mit <office:annotation office:name="__Annotation__937_1733192627"><dc:creator>Unknown Author</dc:creator><dc:date>2019-01-26T12:41:43.441000000</dc:date><text:p text:style-name="P3"><text:span text:style-name="T5">Will be linked to torproject.org</text:span></text:p></office:annotation>Tor<office:annotation-end office:name="__Annotation__937_1733192627"/> nutzen?</text:p>
      <text:p text:style-name="P1"><text:span text:style-name="T1">A</text:span>: Ja! Der Tor-Service liegt unter <text:span text:style-name="T3"><office:annotation office:name="__Annotation__938_1733192627"><dc:creator>Unknown Author</dc:creator><dc:date>2019-01-26T12:42:04.034000000</dc:date><text:p text:style-name="P3"><text:span text:style-name="T5">Will be linked to ImageVeil Tor hidden service</text:span></text:p></office:annotation></text:span><text:span text:style-name="T3">(...)</text:span><office:annotation-end office:name="__Annotation__938_1733192627"/>.</text:p>
      <text:p text:style-name="P1"/>
      <text:p text:style-name="P1"><text:span text:style-name="T1">F</text:span>: Benutzt ihr Tracker?</text:p>
      <text:p text:style-name="P1"><text:span text:style-name="T1">A</text:span>: Nein. Wir speichern ausschließlich Datum und Uhrzeit einer Bildbearbeitung, um einen Überblick zu behalten, wie gut ImageVeil genutzt wird. Wir nutzen <text:span text:style-name="T2">keine</text:span> Tracking-Software, <text:span text:style-name="T2">keine</text:span> Facebook-, Twitter- oder Google-Plugins und <text:span text:style-name="T2">kein</text:span> Werbenetzwerk.</text:p>
      <text:p text:style-name="P1"/>
      <text:p text:style-name="P1"><text:span text:style-name="T1">F</text:span>: Ist mein Bild bei euch sicher?</text:p>
      <text:p text:style-name="P1"><text:span text:style-name="T1">A</text:span>: Ja. Es wird nur ein Mal zur Bearbeitung kurzzeitig im Speicher unseres Servers abgelegt und hinterher direkt wieder gelöscht. Wir können dabei nicht auf das Bild zugreifen.</text:p>
      <text:p text:style-name="P1"/>
      <text:p text:style-name="P1"><text:span text:style-name="T1">F</text:span>: Kann ich mich beteiligen?</text:p>
      <text:p text:style-name="P1"><text:span text:style-name="T1">A</text:span>: Natürlich! Wenn du Kotlin, CSS oder Javascript beherrschst, kannst du gern einen Pull Request bei <office:annotation office:name="__Annotation__939_1733192627"><dc:creator>Unknown Author</dc:creator><dc:date>2019-01-26T12:42:32.879000000</dc:date><text:p text:style-name="P3"><text:span text:style-name="T5">Will be linked to ImageVeil Github repository</text:span></text:p></office:annotation>Github<office:annotation-end office:name="__Annotation__939_1733192627"/> machen. Du kannst uns auch gerne über Fehler informieren und Anregungen schicken. Nutze dazu unser <office:annotation office:name="__Annotation__940_1733192627"><dc:creator>Unknown Author</dc:creator><dc:date>2019-01-26T12:42:54.014000000</dc:date><text:p text:style-name="P3"><text:span text:style-name="T5">Will be linked to contact page</text:span></text:p></office:annotation>Kontaktformular<office:annotation-end office:name="__Annotation__940_1733192627"/>.</text:p>
      <text:p text:style-name="P1"/>
      <text:p text:style-name="P1"><text:span text:style-name="T1">F</text:span>: Welche Daten werden auf dem Server gespeichert?</text:p>
      <text:p text:style-name="P1"><text:span text:style-name="T1">A</text:span>: Nur Datum und Uhrzeit, wann ein Bild bearbeitet wurde (s. <office:annotation office:name="__Annotation__934_1733192627"><dc:creator>Unknown Author</dc:creator><dc:date>2019-01-26T12:38:48.126000000</dc:date><text:p text:style-name="P3"><text:span text:style-name="T4">Will be linked to statistics page</text:span></text:p></office:annotation>Statistik<office:annotation-end office:name="__Annotation__934_1733192627"/>). Alle deine Daten gehören nur dir allein.</text:p>
      <text:p text:style-name="P1"/>
      <text:p text:style-name="P1"><text:span text:style-name="T1">F</text:span>: In welchen Browsern funktioniert ImageVeil?</text:p>
      <text:p text:style-name="P1"><text:span text:style-name="T1">A</text:span>:<office:annotation><dc:creator>Unknown Author</dc:creator><dc:date>2019-01-26T12:38:20.722000000</dc:date><text:p text:style-name="P3"><text:span text:style-name="T4">There will be a table with browser compatibility here</text:span></text:p></office:annotation></text:p>
      <text:p text:style-name="P1"/>
      <text:p text:style-name="P1">O = Uneingeschränkt</text:p>
      <text:p text:style-name="P1">! = Mit Einschränkungen</text:p>
      <text:p text:style-name="P1">X = Nicht nutzbar</text:p>
      <text:p text:style-name="P1">? = Nicht getes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37:30.285000000</meta:creation-date>
    <dc:date>2019-01-26T12:45:29.452000000</dc:date>
    <meta:editing-duration>PT7M59S</meta:editing-duration>
    <meta:editing-cycles>2</meta:editing-cycles>
    <meta:generator>LibreOffice/6.1.4.2$Windows_X86_64 LibreOffice_project/9d0f32d1f0b509096fd65e0d4bec26ddd1938fd3</meta:generator>
    <meta:document-statistic meta:table-count="0" meta:image-count="0" meta:object-count="0" meta:page-count="1" meta:paragraph-count="23" meta:word-count="280" meta:character-count="1804" meta:non-whitespace-character-count="1547"/>
  </office:meta>
</office:document-meta>
</file>